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3b7bdc" officeooo:paragraph-rsid="0016fb6f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40a924" officeooo:paragraph-rsid="0016fb6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40a924" officeooo:paragraph-rsid="0019175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40a924" officeooo:paragraph-rsid="001c36d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40a924" officeooo:paragraph-rsid="001cb1e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officeooo:rsid="0040a924" officeooo:paragraph-rsid="001c36d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3c781c" officeooo:paragraph-rsid="001a5ec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cb1ef" officeooo:paragraph-rsid="001cb1e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f2e6e" officeooo:paragraph-rsid="001f2e6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777f77" officeooo:paragraph-rsid="0027da6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9266e" officeooo:paragraph-rsid="0029266e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9266e" officeooo:paragraph-rsid="002daaa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bb048" officeooo:paragraph-rsid="002bb04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daaa1" officeooo:paragraph-rsid="002daaa1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a0aa55" officeooo:paragraph-rsid="002bb048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32e1ee" officeooo:paragraph-rsid="0032e1e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db1262" officeooo:paragraph-rsid="0032e22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e33bab" officeooo:paragraph-rsid="0032e22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eafbc2" officeooo:paragraph-rsid="0032e228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e8144b" officeooo:paragraph-rsid="003330d8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3330d8" officeooo:paragraph-rsid="003330d8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334321" officeooo:paragraph-rsid="0033432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3399b9" officeooo:paragraph-rsid="003399b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f80a5e" officeooo:paragraph-rsid="0035556d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2bb048" officeooo:paragraph-rsid="002bb048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2bb048" officeooo:paragraph-rsid="002bb048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40a924" officeooo:paragraph-rsid="0016fb6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b1ef" officeooo:paragraph-rsid="001cb1ef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weight="bold" officeooo:rsid="00b588d7" officeooo:paragraph-rsid="002d878c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6pt" fo:font-weight="bold" officeooo:rsid="0055cec4" officeooo:paragraph-rsid="001e5c03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6pt" fo:font-weight="bold" officeooo:rsid="0058f4e1" officeooo:paragraph-rsid="001e5c03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6pt" fo:font-weight="bold" officeooo:rsid="002daaa1" officeooo:paragraph-rsid="002daaa1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6pt" fo:font-weight="bold" officeooo:rsid="00072c20" officeooo:paragraph-rsid="001cb1ef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6pt" fo:font-weight="bold" officeooo:rsid="00203c12" officeooo:paragraph-rsid="00203c12" style:font-size-asian="16pt" style:font-weight-asian="bold" style:font-size-complex="16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6pt" fo:font-weight="bold" officeooo:rsid="0029266e" officeooo:paragraph-rsid="0029266e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16pt" fo:font-weight="bold" officeooo:rsid="0032e1ee" officeooo:paragraph-rsid="0032e1ee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6pt" fo:font-weight="bold" officeooo:rsid="0032e228" officeooo:paragraph-rsid="0032e228" style:font-size-asian="16pt" style:font-weight-asian="bold" style:font-size-complex="16pt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16pt" style:text-underline-style="none" fo:font-weight="bold" officeooo:rsid="009feaa7" officeooo:paragraph-rsid="002d878c" style:font-size-asian="16pt" style:font-weight-asian="bold" style:font-size-complex="16pt" style:font-weight-complex="bold"/>
    </style:style>
    <style:style style:name="P39" style:family="paragraph" style:parent-style-name="Standard">
      <style:paragraph-properties fo:text-align="start" style:justify-single-word="false"/>
      <style:text-properties officeooo:rsid="0021eef4" officeooo:paragraph-rsid="0021eef4"/>
    </style:style>
    <style:style style:name="P40" style:family="paragraph" style:parent-style-name="Standard">
      <style:paragraph-properties fo:text-align="start" style:justify-single-word="false"/>
      <style:text-properties officeooo:rsid="0023872d" officeooo:paragraph-rsid="0023872d"/>
    </style:style>
    <style:style style:name="P41" style:family="paragraph" style:parent-style-name="Standard">
      <style:paragraph-properties fo:text-align="start" style:justify-single-word="false"/>
      <style:text-properties officeooo:rsid="00257591" officeooo:paragraph-rsid="00257591"/>
    </style:style>
    <style:style style:name="P42" style:family="paragraph" style:parent-style-name="Standard">
      <style:text-properties officeooo:rsid="00b588d7" officeooo:paragraph-rsid="002d878c"/>
    </style:style>
    <style:style style:name="P43" style:family="paragraph" style:parent-style-name="Standard">
      <style:text-properties officeooo:rsid="00bed0fa" officeooo:paragraph-rsid="002d878c"/>
    </style:style>
    <style:style style:name="P44" style:family="paragraph" style:parent-style-name="Standard">
      <style:text-properties officeooo:paragraph-rsid="002d878c"/>
    </style:style>
    <style:style style:name="P45" style:family="paragraph" style:parent-style-name="Standard">
      <style:text-properties officeooo:paragraph-rsid="002daaa1"/>
    </style:style>
    <style:style style:name="P46" style:family="paragraph" style:parent-style-name="Standard">
      <style:text-properties officeooo:rsid="00c4c76b" officeooo:paragraph-rsid="002daaa1"/>
    </style:style>
    <style:style style:name="P47" style:family="paragraph" style:parent-style-name="Standard">
      <style:text-properties fo:font-weight="normal" officeooo:rsid="00dd0e54" officeooo:paragraph-rsid="0032e228" style:font-weight-asian="normal" style:font-weight-complex="normal"/>
    </style:style>
    <style:style style:name="P48" style:family="paragraph" style:parent-style-name="Standard">
      <style:text-properties officeooo:rsid="00e33bab" officeooo:paragraph-rsid="0032e228"/>
    </style:style>
    <style:style style:name="P49" style:family="paragraph" style:parent-style-name="Standard">
      <style:text-properties fo:font-size="10pt" officeooo:rsid="00e33bab" officeooo:paragraph-rsid="0032e228" style:font-size-asian="10pt" style:font-size-complex="10pt"/>
    </style:style>
    <style:style style:name="P50" style:family="paragraph" style:parent-style-name="Text_20_body">
      <style:paragraph-properties fo:text-align="start" style:justify-single-word="false"/>
      <style:text-properties fo:font-size="16pt" fo:font-weight="bold" officeooo:rsid="0040a924" officeooo:paragraph-rsid="001f2e6e" style:font-size-asian="16pt" style:font-weight-asian="bold" style:font-size-complex="16pt" style:font-weight-complex="bold"/>
    </style:style>
    <style:style style:name="P51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2pt" fo:font-weight="normal" officeooo:rsid="0040a924" officeooo:paragraph-rsid="001c36d7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6pt" fo:font-weight="bold" officeooo:rsid="0058f4e1" officeooo:paragraph-rsid="001e5c03" style:font-size-asian="16pt" style:font-weight-asian="bold" style:font-size-complex="16pt" style:font-weight-complex="bold"/>
    </style:style>
    <style:style style:name="P53" style:family="paragraph" style:parent-style-name="Standard">
      <style:paragraph-properties fo:text-align="center" style:justify-single-word="false"/>
      <style:text-properties fo:font-size="16pt" fo:font-weight="bold" officeooo:rsid="00fcd00c" officeooo:paragraph-rsid="0036f1de" style:font-size-asian="14pt" style:font-weight-asian="bold" style:font-size-complex="16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fcd00c" officeooo:paragraph-rsid="0036f1de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center" style:justify-single-word="false"/>
      <style:text-properties fo:font-size="12pt" fo:font-weight="normal" officeooo:rsid="00fcd00c" officeooo:paragraph-rsid="0036f1de" style:font-size-asian="10.5pt" style:font-weight-asian="normal" style:font-size-complex="12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officeooo:rsid="003c4cb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4785db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4785db"/>
    </style:style>
    <style:style style:name="T8" style:family="text">
      <style:text-properties style:text-underline-style="none" officeooo:rsid="001cb1ef"/>
    </style:style>
    <style:style style:name="T9" style:family="text">
      <style:text-properties style:text-underline-style="none" fo:font-weight="bold" officeooo:rsid="00b03fcc" style:font-weight-asian="bold" style:font-weight-complex="bold"/>
    </style:style>
    <style:style style:name="T10" style:family="text">
      <style:text-properties style:text-underline-style="none" officeooo:rsid="00b03fcc"/>
    </style:style>
    <style:style style:name="T11" style:family="text">
      <style:text-properties style:text-underline-style="none" officeooo:rsid="00a0aa55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43b8c8" style:font-weight-asian="bold" style:font-weight-complex="bold"/>
    </style:style>
    <style:style style:name="T14" style:family="text">
      <style:text-properties fo:font-weight="bold" officeooo:rsid="004785db" style:font-weight-asian="bold" style:font-weight-complex="bold"/>
    </style:style>
    <style:style style:name="T15" style:family="text">
      <style:text-properties fo:font-weight="bold" officeooo:rsid="001a5ec3" style:font-weight-asian="bold" style:font-weight-complex="bold"/>
    </style:style>
    <style:style style:name="T16" style:family="text">
      <style:text-properties fo:font-weight="bold" officeooo:rsid="0091163b" style:font-weight-asian="bold" style:font-weight-complex="bold"/>
    </style:style>
    <style:style style:name="T17" style:family="text">
      <style:text-properties fo:font-weight="bold" officeooo:rsid="00a6defb" style:font-weight-asian="bold" style:font-weight-complex="bold"/>
    </style:style>
    <style:style style:name="T18" style:family="text">
      <style:text-properties fo:font-weight="bold" officeooo:rsid="00cbe550" style:font-weight-asian="bold" style:font-weight-complex="bold"/>
    </style:style>
    <style:style style:name="T19" style:family="text">
      <style:text-properties fo:font-weight="bold" officeooo:rsid="00cf7f4c" style:font-weight-asian="bold" style:font-weight-complex="bold"/>
    </style:style>
    <style:style style:name="T20" style:family="text">
      <style:text-properties fo:font-weight="bold" officeooo:rsid="00cf7d7d" style:font-weight-asian="bold" style:font-weight-complex="bold"/>
    </style:style>
    <style:style style:name="T21" style:family="text">
      <style:text-properties fo:font-weight="bold" officeooo:rsid="00c62ca3" style:font-weight-asian="bold" style:font-weight-complex="bold"/>
    </style:style>
    <style:style style:name="T22" style:family="text">
      <style:text-properties fo:font-weight="bold" officeooo:rsid="00c4c76b" style:font-weight-asian="bold" style:font-weight-complex="bold"/>
    </style:style>
    <style:style style:name="T23" style:family="text">
      <style:text-properties fo:font-size="12pt" fo:font-weight="normal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1e5c03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5a7f8d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23872d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257591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258c11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2611f1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cf7f4c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b588d7" style:font-size-asian="10.5pt" style:font-weight-asian="normal" style:font-size-complex="12pt" style:font-weight-complex="normal"/>
    </style:style>
    <style:style style:name="T32" style:family="text">
      <style:text-properties fo:font-size="12pt" style:text-underline-style="solid" style:text-underline-width="auto" style:text-underline-color="font-color" fo:font-weight="normal" officeooo:rsid="004785db" style:font-size-asian="10.5pt" style:font-weight-asian="normal" style:font-size-complex="12pt" style:font-weight-complex="normal"/>
    </style:style>
    <style:style style:name="T33" style:family="text">
      <style:text-properties fo:font-size="12pt" style:text-underline-style="solid" style:text-underline-width="auto" style:text-underline-color="font-color" fo:font-weight="normal" officeooo:rsid="005b8535" style:font-size-asian="10.5pt" style:font-weight-asian="normal" style:font-size-complex="12pt" style:font-weight-complex="normal"/>
    </style:style>
    <style:style style:name="T34" style:family="text">
      <style:text-properties fo:font-size="12pt" style:text-underline-style="none" fo:font-weight="normal" officeooo:rsid="005b8535" style:font-size-asian="10.5pt" style:font-weight-asian="normal" style:font-size-complex="12pt" style:font-weight-complex="normal"/>
    </style:style>
    <style:style style:name="T35" style:family="text">
      <style:text-properties fo:font-size="12pt" style:text-underline-style="none" fo:font-weight="normal" officeooo:rsid="001e5c03" style:font-size-asian="10.5pt" style:font-weight-asian="normal" style:font-size-complex="12pt" style:font-weight-complex="normal"/>
    </style:style>
    <style:style style:name="T36" style:family="text">
      <style:text-properties fo:font-size="12pt" style:text-underline-style="none" fo:font-weight="normal" officeooo:rsid="005a7f8d" style:font-size-asian="10.5pt" style:font-weight-asian="normal" style:font-size-complex="12pt" style:font-weight-complex="normal"/>
    </style:style>
    <style:style style:name="T37" style:family="text">
      <style:text-properties fo:font-size="12pt" fo:font-weight="bold" style:font-size-asian="10.5pt" style:font-weight-asian="bold" style:font-size-complex="12pt" style:font-weight-complex="bold"/>
    </style:style>
    <style:style style:name="T38" style:family="text">
      <style:text-properties fo:font-size="12pt" fo:font-weight="bold" officeooo:rsid="00203c12" style:font-size-asian="10.5pt" style:font-weight-asian="bold" style:font-size-complex="12pt" style:font-weight-complex="bold"/>
    </style:style>
    <style:style style:name="T39" style:family="text">
      <style:text-properties officeooo:rsid="0043b8c8"/>
    </style:style>
    <style:style style:name="T40" style:family="text">
      <style:text-properties fo:font-weight="normal" officeooo:rsid="00cbe550" style:font-weight-asian="normal" style:font-weight-complex="normal"/>
    </style:style>
    <style:style style:name="T41" style:family="text">
      <style:text-properties fo:font-weight="normal" officeooo:rsid="00ce238c" style:font-weight-asian="normal" style:font-weight-complex="normal"/>
    </style:style>
    <style:style style:name="T42" style:family="text">
      <style:text-properties officeooo:rsid="004785db"/>
    </style:style>
    <style:style style:name="T43" style:family="text">
      <style:text-properties officeooo:rsid="001a5ec3"/>
    </style:style>
    <style:style style:name="T44" style:family="text">
      <style:text-properties officeooo:rsid="000765fc"/>
    </style:style>
    <style:style style:name="T45" style:family="text">
      <style:text-properties officeooo:rsid="001d4387"/>
    </style:style>
    <style:style style:name="T46" style:family="text">
      <style:text-properties officeooo:rsid="00258c11"/>
    </style:style>
    <style:style style:name="T47" style:family="text">
      <style:text-properties officeooo:rsid="0091163b"/>
    </style:style>
    <style:style style:name="T48" style:family="text">
      <style:text-properties officeooo:rsid="0029266e"/>
    </style:style>
    <style:style style:name="T49" style:family="text">
      <style:text-properties officeooo:rsid="002a4d8e"/>
    </style:style>
    <style:style style:name="T50" style:family="text">
      <style:text-properties officeooo:rsid="00a0aa55"/>
    </style:style>
    <style:style style:name="T51" style:family="text">
      <style:text-properties officeooo:rsid="00a6da53"/>
    </style:style>
    <style:style style:name="T52" style:family="text">
      <style:text-properties officeooo:rsid="00a6defb"/>
    </style:style>
    <style:style style:name="T53" style:family="text">
      <style:text-properties officeooo:rsid="00bb1ac5"/>
    </style:style>
    <style:style style:name="T54" style:family="text">
      <style:text-properties officeooo:rsid="00c87b98"/>
    </style:style>
    <style:style style:name="T55" style:family="text">
      <style:text-properties officeooo:rsid="00b588d7"/>
    </style:style>
    <style:style style:name="T56" style:family="text">
      <style:text-properties officeooo:rsid="00c4c76b"/>
    </style:style>
    <style:style style:name="T57" style:family="text">
      <style:text-properties officeooo:rsid="00cbe550"/>
    </style:style>
    <style:style style:name="T58" style:family="text">
      <style:text-properties officeooo:rsid="00cf7d7d"/>
    </style:style>
    <style:style style:name="T59" style:family="text">
      <style:text-properties officeooo:rsid="00c62ca3"/>
    </style:style>
    <style:style style:name="T60" style:family="text">
      <style:text-properties fo:color="#ce181e" fo:font-weight="bold" style:font-weight-asian="bold" style:font-weight-complex="bold"/>
    </style:style>
    <style:style style:name="T61" style:family="text">
      <style:text-properties fo:background-color="#ed1c24" loext:char-shading-value="0"/>
    </style:style>
    <style:style style:name="T62" style:family="text">
      <style:text-properties fo:color="#59c5c7" fo:font-weight="bold" style:font-weight-asian="bold" style:font-weight-complex="bold"/>
    </style:style>
    <style:style style:name="T63" style:family="text">
      <style:text-properties officeooo:rsid="00d337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propos:</text:span> <text:span text:style-name="T3">Search inside the manual pages (man database) for a command. Will tell you all the man pages which contain the command searched.</text:span></text:p>
      <text:p text:style-name="P27"/>
      <text:p text:style-name="P2"><text:span text:style-name="T4">Example:</text:span><text:span text:style-name="T6"> </text:span><text:span text:style-name="T12">apropos mount</text:span></text:p>
      <text:p text:style-name="P3"><text:span text:style-name="T12"><text:tab/> <text:s text:c="4"/></text:span><text:span text:style-name="T13">man -k mount <text:s text:c="2"/></text:span><text:span text:style-name="T39">→ it’s the same</text:span></text:p>
      <text:p text:style-name="P3"/>
      <text:p text:style-name="P7"><text:span text:style-name="T1">Whatis:</text:span><text:span text:style-name="T2"> </text:span><text:s/><text:span text:style-name="T42">List the manual page title for the specified command.</text:span></text:p>
      <text:p text:style-name="P7"><text:span text:style-name="T7"><text:tab/></text:span><text:span text:style-name="T5">Example:</text:span><text:span text:style-name="T7"> <text:s/></text:span><text:span text:style-name="T14">whatis mount</text:span></text:p>
      <text:p text:style-name="P4"><text:tab/><text:tab/> <text:s text:c="5"/><text:span text:style-name="T15">man -f mount <text:s/></text:span><text:span text:style-name="T43">→ it’s the same</text:span></text:p>
      <text:p text:style-name="P4"/>
      <text:p text:style-name="P33">Man pages: <text:s/></text:p>
      <text:p text:style-name="P5"><text:tab/> <text:span text:style-name="T5">Example:</text:span><text:span text:style-name="T7"> <text:s/></text:span><text:span text:style-name="T8">man tar</text:span></text:p>
      <text:p text:style-name="P28"><text:tab/><text:tab/> <text:s text:c="5"/>man man</text:p>
      <text:p text:style-name="P8"/>
      <text:p text:style-name="P8">Type h or H for help inside the man page</text:p>
      <text:p text:style-name="P8">^ <text:span text:style-name="T44">→ Caret means control, ^f → means to type: <text:s/>control + f</text:span></text:p>
      <text:p text:style-name="P8">… <text:span text:style-name="T45">Elypsis, you can repeat the last tocken several times.</text:span></text:p>
      <text:p text:style-name="P4"/>
      <text:p text:style-name="P24"><text:span text:style-name="T12">mandb:</text:span> <text:s/>To update the man database.</text:p>
      <text:p text:style-name="P4"/>
      <text:p text:style-name="P30">Help: <text:span text:style-name="T24">Info about built in commands:</text:span></text:p>
      <text:p text:style-name="P30"><text:span text:style-name="T24"><text:tab/></text:span><text:span text:style-name="T33">Example</text:span><text:span text:style-name="T34">: <text:s/></text:span><text:span text:style-name="T35">help</text:span><text:span text:style-name="T24"> fg</text:span></text:p>
      <text:p text:style-name="P4"/>
      <text:p text:style-name="P31">Type: <text:span text:style-name="T23">Tells you what kind of command is, builtin, the path </text:span><text:span text:style-name="T25">to it, etc.</text:span></text:p>
      <text:p text:style-name="P52"><text:span text:style-name="T25"><text:tab/></text:span><text:span text:style-name="T32">Example:</text:span><text:span text:style-name="T36"> <text:s/></text:span><text:span text:style-name="T24">type ls</text:span></text:p>
      <text:p text:style-name="P50">Use Input/Output Redirection</text:p>
      <text:p text:style-name="P9">STDIN 0</text:p>
      <text:p text:style-name="P9">STIOUT 1</text:p>
      <text:p text:style-name="P9">STDERR 2</text:p>
      <text:p text:style-name="P9"/>
      <text:p text:style-name="P9">&lt; <text:s text:c="2"/>redirects content of file to command, the default one if is not there</text:p>
      <text:p text:style-name="P9">&gt; <text:s/>redirect standard output to file, will create it or wipe its content</text:p>
      <text:p text:style-name="P9">&gt;&gt; redirects, create if not there or append to the end if already created</text:p>
      <text:p text:style-name="P9">2&gt; redirects stderr to file</text:p>
      <text:p text:style-name="P9">&amp;&gt; redirects stdout and stderr to file, NO posix standard</text:p>
      <text:p text:style-name="P9">&gt;&amp; same than above, better use the above one</text:p>
      <text:p text:style-name="P9">2&gt;&amp;1 redirects stdout and stderr. Posix jure standard. ls /home dfasdfas &gt; myhome.txt 2&gt;&amp;1</text:p>
      <text:p text:style-name="P51"/>
      <text:p text:style-name="P4"/>
      <text:p text:style-name="P34">Log in:</text:p>
      <text:p text:style-name="P4"><text:s/></text:p>
      <text:p text:style-name="P39"><text:span text:style-name="T38">I</text:span><text:span text:style-name="T37">nteractive shell:</text:span><text:span text:style-name="T23"> <text:s/>The one in which the user can type and interact</text:span></text:p>
      <text:p text:style-name="P39"><text:span text:style-name="T37">Non Interactive shell:</text:span><text:span text:style-name="T23"> Sub shell, used by programs. No env, path <text:s/></text:span><text:span text:style-name="T26">or global /etc/profile </text:span><text:span text:style-name="T23">loaded, must use full path, /bin/cp, /bin/mv, etc.</text:span></text:p>
      <text:p text:style-name="P40"><text:span text:style-name="T37">Login shell:</text:span><text:span text:style-name="T23"> <text:s/>Load the users env </text:span><text:span text:style-name="T27">and path. <text:s/></text:span><text:span text:style-name="T28">su – user, </text:span><text:span text:style-name="T29">su -l user, su --login user</text:span></text:p>
      <text:p text:style-name="P41"><text:span text:style-name="T37">No Login shell:</text:span><text:span text:style-name="T23"> <text:s/>NO env, path loaded from the user. <text:s/></text:span><text:span text:style-name="T28">su user</text:span></text:p>
      <text:p text:style-name="P10"><text:span text:style-name="T16">/etc/profile: <text:s/></text:span><text:span text:style-name="T47">Global Login configuration file</text:span><text:span text:style-name="T16"> </text:span><text:span text:style-name="T46">Will executed whenever any user logs into the system.</text:span></text:p>
      <text:p text:style-name="P51"/>
      <text:p text:style-name="P4"/>
      <text:p text:style-name="P11"><text:soft-page-break/></text:p>
      <text:p text:style-name="P35">tar:</text:p>
      <text:p text:style-name="P11"/>
      <text:p text:style-name="P11">Create archive files. No compression if not specified with -z or -j. Overwrite the files already there.</text:p>
      <text:p text:style-name="P11"/>
      <text:p text:style-name="P11">-c →tells to create archive file</text:p>
      <text:p text:style-name="P11">-v → verbose</text:p>
      <text:p text:style-name="P11">-f → tells the name of the file to create or to read</text:p>
      <text:p text:style-name="P11">-t → reads the content of a file</text:p>
      <text:p text:style-name="P11">-x → extract the content of an archive</text:p>
      <text:p text:style-name="P11">-z → Compress with gzip. </text:p>
      <text:p text:style-name="P11">-d → Diff. <text:span text:style-name="T49">Tells you if the archived files or the ones in the filesystem have the same content or not.</text:span></text:p>
      <text:p text:style-name="P4"/>
      <text:p text:style-name="P26">Examples:</text:p>
      <text:p text:style-name="P13"><text:span text:style-name="T12">Archive and verbose <text:s/></text:span><text:s text:c="3"/><text:span text:style-name="T50"><text:s/>/Test_directory <text:s/>example1.txt example2.txt</text:span></text:p>
      <text:p text:style-name="P15"><text:tab/>tar -cvf myarchive.tar /Test_directory <text:s/>example1.txt example2.txt</text:p>
      <text:p text:style-name="P13"><text:span text:style-name="T12">Unarchive</text:span>: <text:s text:c="2"/><text:span text:style-name="T10">tar -</text:span><text:span text:style-name="T9">x</text:span><text:span text:style-name="T10">f <text:s/></text:span><text:span text:style-name="T11">myarchive.tar</text:span></text:p>
      <text:p text:style-name="P25">Compress with gzip:</text:p>
      <text:p text:style-name="P13"><text:tab/><text:span text:style-name="T51">tar -cv</text:span><text:span text:style-name="T17">z</text:span><text:span text:style-name="T52">f my_archive_compressed.tar.gz /Test_directory <text:s/>example1.txt example2.txt</text:span></text:p>
      <text:p text:style-name="P25">Diff:</text:p>
      <text:p text:style-name="P13"><text:tab/>tar -d<text:span text:style-name="T53">v</text:span>f archive.tar.gz</text:p>
      <text:p text:style-name="P13"/>
      <text:p text:style-name="P38">gzip / gunzip</text:p>
      <text:p text:style-name="P4"/>
      <text:p text:style-name="P42"><text:span text:style-name="T12">Compress:</text:span> <text:s/>gzip archive.tar <text:s/>→ archive.tar.gz</text:p>
      <text:p text:style-name="P42"><text:tab/> <text:s text:c="8"/>g<text:span text:style-name="T54">un</text:span>zip archive.tar<text:tab/></text:p>
      <text:p text:style-name="P29"/>
      <text:p text:style-name="P42"><text:span text:style-name="T12">Uncompress:</text:span> <text:s/>gzip <text:span text:style-name="T12">-d </text:span>archive.tar.gz <text:s/>→ <text:s/>archive.tar</text:p>
      <text:p text:style-name="P44"><text:tab/><text:tab/> <text:span text:style-name="T55">gunzip -d archive.tar</text:span></text:p>
      <text:p text:style-name="P44"/>
      <text:p text:style-name="P43"><text:span text:style-name="T12">Compression ratio: </text:span>shows you info about it</text:p>
      <text:p text:style-name="P43">gzip -l file.tar.gz</text:p>
      <text:p text:style-name="P6"><text:tab/><text:tab/><text:tab/><text:tab/><text:tab/></text:p>
      <text:p text:style-name="P32">star</text:p>
      <text:p text:style-name="P14"/>
      <text:p text:style-name="P14">Create archive files. <text:span text:style-name="T48">No compression if not specified with -z or -j. </text:span>N<text:span text:style-name="T48">O </text:span>o<text:span text:style-name="T48">verwrite the files already there.</text:span></text:p>
      <text:p text:style-name="P14"/>
      <text:p text:style-name="P45"><text:span text:style-name="T56">-c → </text:span><text:span text:style-name="T22">Creates a file</text:span></text:p>
      <text:p text:style-name="P45">-<text:span text:style-name="T56">f=file_name.tar <text:s/>→ will create or read the file if already create.</text:span></text:p>
      <text:p text:style-name="P46"><text:tab/>star -c -f=<text:span text:style-name="T55">archive.tar /Test_directory <text:s/>example1.txt example2.txt</text:span></text:p>
      <text:p text:style-name="P45"/>
      <text:p text:style-name="P45"><text:span text:style-name="T59">-t →</text:span><text:span text:style-name="T21"> to see the content of the archive <text:s text:c="8"/></text:span><text:span text:style-name="T59">star -t -f=archive.tar =</text:span></text:p>
      <text:p text:style-name="P45"/>
      <text:p text:style-name="P45">-<text:span text:style-name="T57">x → </text:span><text:span text:style-name="T18">extract .tar files </text:span><text:span text:style-name="T40">,</text:span><text:span text:style-name="T41">is not gonna overwrite if the files are already there.</text:span></text:p>
      <text:p text:style-name="P45"><text:tab/><text:span text:style-name="T57">star -x -f=archive.tar </text:span></text:p>
      <text:p text:style-name="P45"><text:span text:style-name="T20">Extract only one file: <text:s text:c="5"/></text:span><text:span text:style-name="T58">start -x -f=archive.tar <text:s/>file_to_extract.txt</text:span></text:p>
      <text:p text:style-name="P45"><text:span text:style-name="T19">Archive and Compress:</text:span><text:span text:style-name="T30"><text:tab/>star -cz -f=</text:span><text:span text:style-name="T31">archive.tar /</text:span><text:span text:style-name="T30">Folder file1 file2 </text:span></text:p>
      <text:p text:style-name="P12"/>
      <text:p text:style-name="P51"/>
      <text:p text:style-name="P4"/>
      <text:p text:style-name="P4"><text:soft-page-break/></text:p>
      <text:p text:style-name="P36">Soft links:</text:p>
      <text:p text:style-name="P4"/>
      <text:p text:style-name="P16">ln -s TARGET Link_name</text:p>
      <text:p text:style-name="P16">ln -s /etc/hosts <text:s/>MY_HOSTS</text:p>
      <text:p text:style-name="P4"/>
      <text:p text:style-name="P47">Breaking the soft link: <text:s/>mv /etc/motd /etc/motd1</text:p>
      <text:p text:style-name="P17"><text:span text:style-name="T60"><text:tab/>MOTD</text:span> -&gt; <text:span text:style-name="T61">/etc/motd</text:span></text:p>
      <text:p text:style-name="P4"/>
      <text:p text:style-name="P48"><text:span text:style-name="T12">Permissions</text:span>: In the symlink you will see that have 777 permissions but this is not true. The system reads the source permissions on the TARGET file when opening the link:</text:p>
      <text:p text:style-name="P48"/>
      <text:p text:style-name="P49"><text:span text:style-name="T12">lrwxrwxrwx. </text:span>1 cloud_user cloud_user 9 Dec <text:s/>1 20:18 <text:span text:style-name="T62">MOTD </text:span>-&gt; /etc/motd</text:p>
      <text:p text:style-name="P49"><text:span text:style-name="T12">-rw-r--r--. </text:span>1 root root 0 Sep 10 <text:s/>2018 <text:span text:style-name="T12">/etc/motd</text:span></text:p>
      <text:p text:style-name="P18"/>
      <text:p text:style-name="P19"><text:span text:style-name="T12">Find links in the current path: </text:span><text:s text:c="3"/><text:span text:style-name="T63">find . -maxdepth 1 -type l -ls</text:span></text:p>
      <text:p text:style-name="P19"/>
      <text:p text:style-name="P37">Hard links:</text:p>
      <text:p text:style-name="P4"/>
      <text:p text:style-name="P20">ln TARGET LINK_NAME</text:p>
      <text:p text:style-name="P21">ln /home/user/phones.txt <text:s/>My_phones.txt</text:p>
      <text:p text:style-name="P4"/>
      <text:p text:style-name="P22">Remove hard or soft links: <text:s/>rm or unlink</text:p>
      <text:p text:style-name="P22"/>
      <text:p text:style-name="P23">The persmissions are the same in each hard link.</text:p>
      <text:p text:style-name="P51"/>
      <text:p text:style-name="P4"/>
      <text:p text:style-name="P53">Permissions Management:</text:p>
      <text:p text:style-name="P55"/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18:30:28.236373036</meta:creation-date>
    <dc:date>2020-08-31T07:01:38.079579478</dc:date>
    <meta:editing-duration>PT9H59M2S</meta:editing-duration>
    <meta:editing-cycles>35</meta:editing-cycles>
    <meta:generator>LibreOffice/6.0.7.3$Linux_X86_64 LibreOffice_project/00m0$Build-3</meta:generator>
    <meta:document-statistic meta:table-count="0" meta:image-count="0" meta:object-count="0" meta:page-count="3" meta:paragraph-count="85" meta:word-count="634" meta:character-count="3799" meta:non-whitespace-character-count="3131"/>
  </office:meta>
</office:document-meta>
</file>